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re for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Tries<text:tab/>2</text:p>
          <text:p text:style-name="P2">1.1Discontinue oracle<text:tab/>2</text:p>
          <text:p text:style-name="P2">1.2Download sources<text:tab/>2</text:p>
          <text:p text:style-name="P3">2Appendix<text:tab/>3</text:p>
          <text:p text:style-name="P2">2.1Links<text:tab/>3</text:p>
        </text:index-body>
      </text:table-of-content>
      <text:p text:style-name="Standard"/>
      <text:h text:style-name="P4" text:outline-level="1">Hifiberry Amp</text:h>
      <text:h text:style-name="Heading_20_1" text:outline-level="1">Other</text:h>
      <text:h text:style-name="Heading_20_2" text:outline-level="2">X400</text:h>
      <text:p text:style-name="Text_20_body"><text:a xlink:type="simple" xlink:href="http://www.suptronics.com/Xseries/x400.html" text:style-name="Internet_20_link" text:visited-style-name="Visited_20_Internet_20_Link">http://www.suptronics.com/Xseries/x400.html</text:a> </text:p>
      <text:p text:style-name="Text_20_body">!! Install Hints</text:p>
      <text:p text:style-name="Text_20_body"/>
      <text:h text:style-name="Heading_20_2" text:outline-level="2">Adafruit stereo amp MAX 9744</text:h>
      <text:p text:style-name="Text_20_body"><text:a xlink:type="simple" xlink:href="https://www.adafruit.com/products/1752" text:style-name="Internet_20_link" text:visited-style-name="Visited_20_Internet_20_Link">https://www.adafruit.com/products/1752</text:a> </text:p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h text:style-name="P4" text:outline-level="1">Appendix</text:h>
      <text:h text:style-name="Heading_20_2" text:outline-level="2">Link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raspi_amp.odt</text:file-name><text:tab/><text:tab/><text:date style:data-style-name="N75" text:date-value="2016-04-16T11:59:55.91" text:fixed="true">16. Apr 2016</text:date> <text:time style:data-style-name="N40" text:time-value="2016-04-18T19:13:35.76">19:08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8T19:13:35.76</dc:date>
    <meta:editing-duration>PT30M38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3" meta:paragraph-count="18" meta:word-count="47" meta:character-count="321"/>
  </office:meta>
</office:document-meta>
</file>